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image/png" manifest:full-path="Thumbnails/thumbnail.png" manifest:version="1.2"/>
  <manifest:file-entry manifest:media-type="application/rdf+xml" manifest:full-path="manifest.rdf" manifest:version="1.2"/>
  <manifest:file-entry manifest:media-type="application/xml" manifest:full-path="Configurations2/accelerator/current.xml" manifest:version="1.2"/>
  <manifest:file-entry manifest:media-type="application/xml" manifest:full-path="styles.xml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text:list-style style:name="L8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text:list-style style:name="L9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text:list-style style:name="L10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text:list-style style:name="L11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text:list-style style:name="L12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text:list-style style:name="L13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text:list-style style:name="L14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text:list-style style:name="L15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text:list-style style:name="L16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text:list-style style:name="L17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text:list-style style:name="L18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text:list-style style:name="L19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text:list-style style:name="L20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text:list-style style:name="L21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weight="bold" style:font-weight-asian="bold" style:font-weight-complex="bold"/>
    </style:style>
    <style:style style:name="T42" style:family="text">
      <style:text-properties fo:font-weight="bold" style:font-weight-asian="bold" style:font-weight-complex="bold"/>
    </style:style>
    <style:style style:name="T43" style:family="text">
      <style:text-properties fo:font-weight="bold" style:font-weight-asian="bold" style:font-weight-complex="bold"/>
    </style:style>
    <style:style style:name="T44" style:family="text">
      <style:text-properties fo:font-weight="bold" style:font-weight-asian="bold" style:font-weight-complex="bold"/>
    </style:style>
    <style:style style:name="T45" style:family="text">
      <style:text-properties fo:font-weight="bold" style:font-weight-asian="bold" style:font-weight-complex="bold"/>
    </style:style>
    <style:style style:name="T46" style:family="text">
      <style:text-properties fo:font-weight="bold" style:font-weight-asian="bold" style:font-weight-complex="bold"/>
    </style:style>
    <style:style style:name="T47" style:family="text">
      <style:text-properties fo:font-weight="bold" style:font-weight-asian="bold" style:font-weight-complex="bold"/>
    </style:style>
    <style:style style:name="T48" style:family="text">
      <style:text-properties fo:font-weight="bold" style:font-weight-asian="bold" style:font-weight-complex="bold"/>
    </style:style>
    <style:style style:name="T49" style:family="text">
      <style:text-properties fo:font-weight="bold" style:font-weight-asian="bold" style:font-weight-complex="bold"/>
    </style:style>
    <style:style style:name="T50" style:family="text">
      <style:text-properties fo:font-weight="bold" style:font-weight-asian="bold" style:font-weight-complex="bold"/>
    </style:style>
    <style:style style:name="T51" style:family="text">
      <style:text-properties fo:font-weight="bold" style:font-weight-asian="bold" style:font-weight-complex="bold"/>
    </style:style>
    <style:style style:name="T52" style:family="text">
      <style:text-properties fo:font-weight="bold" style:font-weight-asian="bold" style:font-weight-complex="bold"/>
    </style:style>
    <style:style style:name="T53" style:family="text">
      <style:text-properties fo:font-weight="bold" style:font-weight-asian="bold" style:font-weight-complex="bold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</style:style>
    <style:style style:name="P8" style:family="paragraph" style:parent-style-name="Text_20_body" style:list-style-name="L8"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</style:style>
    <style:style style:name="P12" style:family="paragraph" style:parent-style-name="Text_20_body" style:list-style-name="L12"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</style:style>
    <style:style style:name="P21" style:family="paragraph" style:parent-style-name="Text_20_body" style:list-style-name="L21">
      <style:paragraph-properties fo:margin-top="0in" fo:margin-bottom="0in"/>
    </style:style>
  </office:automatic-styles>
  <office:body>
    <office:text>
      <text:h text:style-name="Title">Ejercicios Git, GitHub y Markdown</text:h>
      <text:p text:style-name="Author">Adolfo Sanz De Diego</text:p>
      <text:p text:style-name="Date">Mayo 2016</text:p>
      <text:h text:style-name="Heading_20_1" text:outline-level="1">Acerca de</text:h>
      <text:h text:style-name="Heading_20_2" text:outline-level="2">Autor</text:h>
      <text:list text:style-name="L1">
        <text:list-item>
          <text:p text:style-name="P1"><text:span text:style-name="T1">Adolfo</text:span><text:span text:style-name="T2"> </text:span><text:span text:style-name="T3">Sanz</text:span><text:span text:style-name="T4"> </text:span><text:span text:style-name="T5">De</text:span><text:span text:style-name="T6"> </text:span><text:span text:style-name="T7">Diego</text:span></text:p>
          <text:list text:style-name="L2">
            <text:list-item>
              <text:p text:style-name="P2">Blog: <text:a xlink:type="simple" xlink:href="http://asanzdiego.blogspot.com.es/" office:name=""><text:span text:style-name="Definition">asanzdiego.blogspot.com.es</text:span></text:a></text:p>
            </text:list-item>
            <text:list-item>
              <text:p text:style-name="P2">Correo: <text:a xlink:type="simple" xlink:href="mailto:asanzdiego@gmail.com" office:name=""><text:span text:style-name="Definition">asanzdiego@gmail.com</text:span></text:a></text:p>
            </text:list-item>
            <text:list-item>
              <text:p text:style-name="P2">GitHub: <text:a xlink:type="simple" xlink:href="http://github.com/asanzdiego" office:name=""><text:span text:style-name="Definition">github.com/asanzdiego</text:span></text:a></text:p>
            </text:list-item>
            <text:list-item>
              <text:p text:style-name="P2">Twitter: <text:a xlink:type="simple" xlink:href="http://twitter.com/asanzdiego" office:name=""><text:span text:style-name="Definition">twitter.com/asanzdiego</text:span></text:a></text:p>
            </text:list-item>
            <text:list-item>
              <text:p text:style-name="P2">LinkedIn: <text:a xlink:type="simple" xlink:href="http://www.linkedin.com/in/asanzdiego" office:name=""><text:span text:style-name="Definition">in/asanzdiego</text:span></text:a></text:p>
            </text:list-item>
            <text:list-item>
              <text:p text:style-name="P2">SlideShare: <text:a xlink:type="simple" xlink:href="http://www.slideshare.net/asanzdiego/" office:name=""><text:span text:style-name="Definition">slideshare.net/asanzdiego</text:span></text:a></text:p>
            </text:list-item>
          </text:list>
        </text:list-item>
      </text:list>
      <text:h text:style-name="Heading_20_2" text:outline-level="2">Licencia</text:h>
      <text:list text:style-name="L3">
        <text:list-item>
          <text:p text:style-name="P3"><text:span text:style-name="T8">Este</text:span><text:span text:style-name="T9"> </text:span><text:span text:style-name="T10">obra</text:span><text:span text:style-name="T11"> </text:span><text:span text:style-name="T12">está</text:span><text:span text:style-name="T13"> </text:span><text:span text:style-name="T14">bajo</text:span><text:span text:style-name="T15"> </text:span><text:span text:style-name="T16">una</text:span><text:span text:style-name="T17"> </text:span><text:span text:style-name="T18">licencia:</text:span></text:p>
          <text:list text:style-name="L4">
            <text:list-item>
              <text:p text:style-name="P4"><text:a xlink:type="simple" xlink:href="http://creativecommons.org/licenses/by-sa/3.0/es/" office:name=""><text:span text:style-name="Definition">Creative Commons Reconocimiento-CompartirIgual 3.0</text:span></text:a></text:p>
            </text:list-item>
          </text:list>
        </text:list-item>
      </text:list>
      <text:h text:style-name="Heading_20_2" text:outline-level="2">Fuente</text:h>
      <text:list text:style-name="L5">
        <text:list-item>
          <text:p text:style-name="P5">Las slides y sus fuentes las podéis encontrar en:</text:p>
          <text:list text:style-name="L6">
            <text:list-item>
              <text:p text:style-name="P6"><text:a xlink:type="simple" xlink:href="https://github.com/asanzdiego/curso-git-github-markdown-2016" office:name=""><text:span text:style-name="Definition">https://github.com/asanzdiego/curso-git-github-markdown-2016</text:span></text:a></text:p>
            </text:list-item>
          </text:list>
        </text:list-item>
      </text:list>
      <text:h text:style-name="Heading_20_1" text:outline-level="1">Ejercicios 02</text:h>
      <text:h text:style-name="Heading_20_2" text:outline-level="2">Notas</text:h>
      <text:list text:style-name="L7">
        <text:list-item>
          <text:p text:style-name="P7">Este ejercicio es continuación del anterior por lo que tendréis que seguir trabajando en el repositorio <text:span text:style-name="T19">campusciff</text:span>.</text:p>
        </text:list-item>
        <text:list-item>
          <text:p text:style-name="P7">También tendreís que ir poniendo los <text:span text:style-name="T20">comandos</text:span> que habéis tenido que utilizar durante todos los ejercicios y las <text:span text:style-name="T21">explicaciones</text:span><text:span text:style-name="T22"> </text:span><text:span text:style-name="T23">y</text:span><text:span text:style-name="T24"> </text:span><text:span text:style-name="T25">capturas</text:span><text:span text:style-name="T26"> </text:span><text:span text:style-name="T27">de</text:span><text:span text:style-name="T28"> </text:span><text:span text:style-name="T29">pantalla</text:span> que consideréis <text:span text:style-name="T30">necesarias</text:span> al fichero README.md del citado repositorio.</text:p>
        </text:list-item>
      </text:list>
      <text:h text:style-name="Heading_20_2" text:outline-level="2">Crear una rama v0.2</text:h>
      <text:list text:style-name="L8">
        <text:list-item>
          <text:p text:style-name="P8">Crear una rama <text:span text:style-name="T31">v0.2</text:span>.</text:p>
        </text:list-item>
        <text:list-item>
          <text:p text:style-name="P8">Posiciona tu carpeta de trabajo en esta rama.</text:p>
        </text:list-item>
      </text:list>
      <text:h text:style-name="Heading_20_2" text:outline-level="2">Añadir fichero 2.txt</text:h>
      <text:list text:style-name="L9">
        <text:list-item>
          <text:p text:style-name="P9">Añadir un fichero <text:span text:style-name="T32">2.txt</text:span> en la rama <text:span text:style-name="T33">v0.2</text:span>.</text:p>
        </text:list-item>
      </text:list>
      <text:h text:style-name="Heading_20_2" text:outline-level="2">Crear rama remota v0.2</text:h>
      <text:list text:style-name="L10">
        <text:list-item>
          <text:p text:style-name="P10">Subir los cambios al reposiorio remoto.</text:p>
        </text:list-item>
      </text:list>
      <text:h text:style-name="Heading_20_2" text:outline-level="2">Merge directo</text:h>
      <text:list text:style-name="L11">
        <text:list-item>
          <text:p text:style-name="P11">Posicionarse en la rama <text:span text:style-name="T34">master</text:span>.</text:p>
        </text:list-item>
        <text:list-item>
          <text:p text:style-name="P11">Hacer un merge de la rama <text:span text:style-name="T35">v0.2</text:span> en la rama <text:span text:style-name="T36">master</text:span>.</text:p>
        </text:list-item>
      </text:list>
      <text:h text:style-name="Heading_20_2" text:outline-level="2">Merge con conflicto</text:h>
      <text:list text:style-name="L12">
        <text:list-item>
          <text:p text:style-name="P12">En la rama <text:span text:style-name="T37">master</text:span> poner <text:span text:style-name="T38">Hola</text:span> en el fichero <text:span text:style-name="T39">1.txt</text:span> y hacer commit.</text:p>
        </text:list-item>
        <text:list-item>
          <text:p text:style-name="P12">Posicionarse en la rama <text:span text:style-name="T40">v0.2</text:span> y poner <text:span text:style-name="T41">Adios</text:span> en el fichero "1.txt" y hacer commit.</text:p>
        </text:list-item>
        <text:list-item>
          <text:p text:style-name="P12">Posicionarse de nuevo en la rama <text:span text:style-name="T42">master</text:span> y hacer un merge con la rama <text:span text:style-name="T43">v0.2</text:span></text:p>
        </text:list-item>
      </text:list>
      <text:h text:style-name="Heading_20_2" text:outline-level="2">Listado de ramas</text:h>
      <text:list text:style-name="L13">
        <text:list-item>
          <text:p text:style-name="P13">Listar las ramas con merge y las ramas sin merge.</text:p>
        </text:list-item>
      </text:list>
      <text:h text:style-name="Heading_20_2" text:outline-level="2">Arreglar conflicto</text:h>
      <text:list text:style-name="L14">
        <text:list-item>
          <text:p text:style-name="P14">Arreglar el conflicto anterior y hacer un commit.</text:p>
        </text:list-item>
      </text:list>
      <text:h text:style-name="Heading_20_2" text:outline-level="2">Borrar rama</text:h>
      <text:list text:style-name="L15">
        <text:list-item>
          <text:p text:style-name="P15">Crear un tag <text:span text:style-name="T44">v0.2</text:span></text:p>
        </text:list-item>
        <text:list-item>
          <text:p text:style-name="P15">Borrar la rama <text:span text:style-name="T45">v0.2</text:span></text:p>
        </text:list-item>
      </text:list>
      <text:h text:style-name="Heading_20_2" text:outline-level="2">Listado de cambios</text:h>
      <text:list text:style-name="L16">
        <text:list-item>
          <text:p text:style-name="P16">Listar los distintos commits con sus ramas y sus tags.</text:p>
        </text:list-item>
      </text:list>
      <text:h text:style-name="Heading_20_2" text:outline-level="2">Crear una organización</text:h>
      <text:list text:style-name="L17">
        <text:list-item>
          <text:p text:style-name="P17">Crear una organización llamada <text:span text:style-name="T46">campusciff-tunombredeusuariodegithub</text:span></text:p>
        </text:list-item>
      </text:list>
      <text:h text:style-name="Heading_20_2" text:outline-level="2">Crear equipos</text:h>
      <text:list text:style-name="L18">
        <text:list-item>
          <text:p text:style-name="P18">Crear 2 equipos en la organización <text:span text:style-name="T47">campusciff-tunombredeusuariodegithub</text:span>, uno llamado <text:span text:style-name="T48">administradores</text:span> con más permisos y otro <text:span text:style-name="T49">colaboradores</text:span> con menos permisos.</text:p>
        </text:list-item>
        <text:list-item>
          <text:p text:style-name="P18">Meter a <text:a xlink:type="simple" xlink:href="http://github.com/asanzdiego" office:name=""><text:span text:style-name="Definition">github.com/asanzdiego</text:span></text:a> y a 2 de vuestros compañeros de clase en el equipo <text:span text:style-name="T50">administradores</text:span>.</text:p>
        </text:list-item>
        <text:list-item>
          <text:p text:style-name="P18">Meter a <text:a xlink:type="simple" xlink:href="http://github.com/asanzdiego" office:name=""><text:span text:style-name="Definition">github.com/asanzdiego</text:span></text:a> y a otros 2 de vuestros compañeros de clase en el equipo <text:span text:style-name="T51">colaboradores</text:span>.</text:p>
        </text:list-item>
      </text:list>
      <text:h text:style-name="Heading_20_2" text:outline-level="2">Crear un index.html</text:h>
      <text:list text:style-name="L19">
        <text:list-item>
          <text:p text:style-name="P19">Crear un index.html que se pueda ver como página web en la organización.</text:p>
        </text:list-item>
      </text:list>
      <text:h text:style-name="Heading_20_2" text:outline-level="2">Crear Pull-requests</text:h>
      <text:list text:style-name="L20">
        <text:list-item>
          <text:p text:style-name="P20">Hacer 2 forks de 2 repositorios <text:span text:style-name="T52">campusciff-tunombredeusuariodegithub.github.io</text:span> de 2 organizaciones de las que no seais ni administradiores ni colaboradores.</text:p>
        </text:list-item>
        <text:list-item>
          <text:p text:style-name="P20">Crearos una rama en cada fork.</text:p>
        </text:list-item>
        <text:list-item>
          <text:p text:style-name="P20">En cada rama modificar el fichero <text:span text:style-name="T53">index.html</text:span> añadiendo vuestro nombre.</text:p>
        </text:list-item>
        <text:list-item>
          <text:p text:style-name="P20">Con cada rama hacer un pull-request.</text:p>
        </text:list-item>
      </text:list>
      <text:h text:style-name="Heading_20_2" text:outline-level="2">Gestionar Pull-requests</text:h>
      <text:list text:style-name="L21">
        <text:list-item>
          <text:p text:style-name="P21">Aceptar los pull-request que lleguen a los repositorios de tu organización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Ejercicios Git, GitHub y Markdown</dc:title>
  </office:meta>
</office:document-meta>
</file>